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2" draw:id="id2" draw:layer="layout" svg:width="5.2cm" svg:height="1.5cm" svg:x="12.1cm" svg:y="5.2cm">
          <text:p text:style-name="P1">loads bootlo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5.7cm" svg:height="2.5cm" svg:x="11.8cm" svg:y="1.4cm">
          <text:p text:style-name="P1">LPC3143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8" draw:id="id8" draw:layer="layout" svg:width="5.7cm" svg:height="2.5cm" svg:x="19.4cm" svg:y="13.1cm">
          <text:p text:style-name="P1">ha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0" draw:id="id10" draw:layer="layout" svg:width="5.9cm" svg:height="1.5cm" svg:x="18.1cm" svg:y="19.7cm">
          <text:p text:style-name="P2"><text:span text:style-name="T1">Load kernel and signature</text:span><text:span text:style-name="T1"><text:line-break/></text:span><text:span text:style-name="T1">and verify signa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5.9cm" svg:height="2.2cm" svg:x="5.1cm" svg:y="19.4cm">
          <text:p text:style-name="P2"><text:span text:style-name="T1">Load kernel</text:span><text:span text:style-name="T1"><text:line-break/></text:span><text:span text:style-name="T1">from sd card</text:span></text:p>
          <text:p text:style-name="P2"><text:span text:style-name="T1">and decry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5.9cm" svg:height="1.5cm" svg:x="11.8cm" svg:y="22.4cm">
          <text:p text:style-name="P1">boot ker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" draw:id="id13" draw:layer="layout" svg:width="5.9cm" svg:height="1.5cm" svg:x="11.8cm" svg:y="24.8cm">
          <text:p text:style-name="P2"><text:span text:style-name="T1">Mount root file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4" draw:id="id14" draw:layer="layout" svg:width="5.9cm" svg:height="1.5cm" svg:x="11.8cm" svg:y="27.1cm">
          <text:p text:style-name="P2"><text:span text:style-name="T1">System 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cm" svg:height="4.8cm" svg:x="22.4cm" svg:y="1.5cm">
          <text:p text:style-name="P1">sd car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2" draw:id="id12" draw:layer="layout" svg:width="3cm" svg:height="4.8cm" svg:x="22.4cm" svg:y="22.4cm">
          <text:p text:style-name="P1">us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4" draw:id="id4" draw:layer="layout" svg:width="3cm" svg:height="4.8cm" svg:x="22.4cm" svg:y="7.2cm">
          <text:p text:style-name="P1">otp fu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draw:type="line" svg:x1="22.4cm" svg:y1="3.9cm" svg:x2="17.3cm" svg:y2="5.95cm" draw:start-shape="id1" draw:start-glue-point="6" draw:end-shape="id2" draw:end-glue-point="7" svg:d="m22400 3900-5100 2050">
          <text:p/>
        </draw:connector>
        <draw:connector draw:style-name="gr3" draw:text-style-name="P1" draw:layer="layout" draw:type="line" svg:x1="22.4cm" svg:y1="3.9cm" svg:x2="8.05cm" svg:y2="19.4cm" draw:start-shape="id1" draw:start-glue-point="6" draw:end-shape="id3" draw:end-glue-point="4" svg:d="m22400 3900-14350 15500">
          <text:p/>
        </draw:connector>
        <draw:custom-shape draw:style-name="gr1" draw:text-style-name="P1" xml:id="id5" draw:id="id5" draw:layer="layout" svg:width="5.9cm" svg:height="1.5cm" svg:x="11.7cm" svg:y="8.9cm">
          <text:p text:style-name="P1">decrypt bootloa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22.4cm" svg:y1="9.6cm" svg:x2="17.6cm" svg:y2="9.65cm" draw:start-shape="id4" draw:start-glue-point="6" draw:end-shape="id5" draw:end-glue-point="7" svg:d="m22400 9600-4800 50">
          <text:p/>
        </draw:connector>
        <draw:connector draw:style-name="gr2" draw:text-style-name="P1" draw:layer="layout" draw:type="line" svg:x1="22.4cm" svg:y1="9.6cm" svg:x2="8.05cm" svg:y2="19.4cm" draw:start-shape="id4" draw:start-glue-point="6" draw:end-shape="id3" draw:end-glue-point="4" svg:d="m22400 9600-14350 9800">
          <text:p/>
        </draw:connector>
        <draw:custom-shape draw:style-name="gr1" draw:text-style-name="P1" xml:id="id7" draw:id="id7" draw:layer="layout" svg:width="5.7cm" svg:height="5.3cm" svg:x="11.8cm" svg:y="11.6cm">
          <text:p text:style-name="P1">decryption<text:line-break/>successfu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9" draw:id="id9" draw:layer="layout" svg:width="5.9cm" svg:height="1.5cm" svg:x="11.7cm" svg:y="18cm">
          <text:p text:style-name="P1">run bootloa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4.65cm" svg:y1="3.9cm" svg:x2="14.7cm" svg:y2="5.2cm" draw:start-shape="id6" draw:start-glue-point="6" draw:end-shape="id2" draw:end-glue-point="4" svg:d="m14650 3900 50 1300">
          <text:p/>
        </draw:connector>
        <draw:connector draw:style-name="gr4" draw:text-style-name="P1" draw:layer="layout" draw:type="line" svg:x1="14.7cm" svg:y1="6.7cm" svg:x2="14.65cm" svg:y2="8.9cm" draw:start-shape="id2" draw:start-glue-point="6" draw:end-shape="id5" draw:end-glue-point="4" svg:d="m14700 6700-50 2200">
          <text:p/>
        </draw:connector>
        <draw:connector draw:style-name="gr4" draw:text-style-name="P1" draw:layer="layout" draw:type="line" svg:x1="14.65cm" svg:y1="10.4cm" svg:x2="14.65cm" svg:y2="11.6cm" draw:start-shape="id5" draw:start-glue-point="6" draw:end-shape="id7" draw:end-glue-point="4" svg:d="m14650 10400v1200">
          <text:p/>
        </draw:connector>
        <draw:connector draw:style-name="gr4" draw:text-style-name="P1" draw:layer="layout" draw:type="line" svg:x1="17.5cm" svg:y1="14.25cm" svg:x2="19.4cm" svg:y2="14.35cm" draw:start-shape="id7" draw:start-glue-point="7" draw:end-shape="id8" draw:end-glue-point="5" svg:d="m17500 14250 1900 100">
          <text:p/>
        </draw:connector>
        <draw:connector draw:style-name="gr4" draw:text-style-name="P1" draw:layer="layout" draw:type="line" svg:x1="14.65cm" svg:y1="16.9cm" svg:x2="14.65cm" svg:y2="18cm" draw:start-shape="id7" draw:start-glue-point="6" draw:end-shape="id9" draw:end-glue-point="4" svg:d="m14650 16900v1100">
          <text:p/>
        </draw:connector>
        <draw:connector draw:style-name="gr4" draw:text-style-name="P1" draw:layer="layout" svg:x1="11.7cm" svg:y1="18.75cm" svg:x2="8.05cm" svg:y2="19.4cm" draw:start-shape="id9" draw:start-glue-point="5" draw:end-shape="id3" draw:end-glue-point="4" svg:d="m11700 18750h-3650v650">
          <text:p/>
        </draw:connector>
        <draw:line draw:style-name="gr5" draw:text-style-name="P1" draw:layer="layout" svg:x1="1.9cm" svg:y1="25.8cm" svg:x2="3.6cm" svg:y2="25.8cm">
          <text:p/>
        </draw:line>
        <draw:frame draw:style-name="gr6" draw:text-style-name="P3" draw:layer="layout" svg:width="2.606cm" svg:height="0.806cm" svg:x="3.9cm" svg:y="25.4cm">
          <draw:text-box>
            <text:p><text:span text:style-name="T1">key of file</text:span></text:p>
          </draw:text-box>
        </draw:frame>
        <draw:connector draw:style-name="gr4" draw:text-style-name="P1" draw:layer="layout" svg:x1="17.6cm" svg:y1="18.75cm" svg:x2="21.05cm" svg:y2="19.7cm" draw:start-shape="id9" draw:start-glue-point="7" draw:end-shape="id10" draw:end-glue-point="4" svg:d="m17600 18750h3450v950">
          <text:p/>
        </draw:connector>
        <draw:connector draw:style-name="gr4" draw:text-style-name="P1" draw:layer="layout" svg:x1="8.05cm" svg:y1="21.6cm" svg:x2="11.8cm" svg:y2="23.15cm" draw:start-shape="id3" draw:start-glue-point="6" draw:end-shape="id11" draw:end-glue-point="5" svg:d="m8050 21600v1550h3750">
          <text:p/>
        </draw:connector>
        <draw:connector draw:style-name="gr4" draw:text-style-name="P1" draw:layer="layout" svg:x1="21.05cm" svg:y1="21.2cm" svg:x2="17.7cm" svg:y2="23.15cm" draw:start-shape="id10" draw:start-glue-point="6" draw:end-shape="id11" draw:end-glue-point="7" svg:d="m21050 21200v1950h-3350">
          <text:p/>
        </draw:connector>
        <draw:connector draw:style-name="gr2" draw:text-style-name="P1" draw:layer="layout" draw:type="line" svg:x1="22.4cm" svg:y1="24.8cm" svg:x2="17.8cm" svg:y2="24.85cm" draw:start-shape="id12" draw:start-glue-point="6" svg:d="m22400 24800-4600 50">
          <text:p/>
        </draw:connector>
        <draw:connector draw:style-name="gr4" draw:text-style-name="P1" draw:layer="layout" draw:type="line" svg:x1="14.75cm" svg:y1="23.9cm" svg:x2="14.75cm" svg:y2="24.8cm" draw:start-shape="id11" draw:start-glue-point="6" draw:end-shape="id13" draw:end-glue-point="4" svg:d="m14750 23900v900">
          <text:p/>
        </draw:connector>
        <draw:connector draw:style-name="gr4" draw:text-style-name="P1" draw:layer="layout" draw:type="line" svg:x1="14.75cm" svg:y1="26.3cm" svg:x2="14.75cm" svg:y2="27.1cm" draw:start-shape="id13" draw:start-glue-point="6" draw:end-shape="id14" draw:end-glue-point="4" svg:d="m14750 26300v8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edikt Sauter</meta:initial-creator>
    <meta:creation-date>2012-11-16T16:22:27</meta:creation-date>
    <dc:date>2012-11-16T16:35:14</dc:date>
    <dc:creator>Benedikt Sauter</dc:creator>
    <meta:editing-duration>PT12M48S</meta:editing-duration>
    <meta:editing-cycles>1</meta:editing-cycles>
    <meta:document-statistic meta:object-count="32"/>
    <meta:generator>LibreOffice/3.4$Linux LibreOffice_project/340m1$Build-402</meta:generator>
  </office:meta>
</office:document-meta>
</file>